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de Análise - Componente "App"</text:span></text:span></text:p>
      <text:p text:style-name="P2"><text:span text:style-name="Strong_20_Emphasis"><text:span text:style-name="T1">Introdução:</text:span></text:span></text:p>
      <text:p text:style-name="P2">Este relatório analisa o componente "App", que serve como o componente raiz de uma aplicação React. O componente "App" é responsável por configurar as rotas, lidar com a autenticação do usuário e renderizar diferentes páginas da aplicação com base nas rotas especificadas. O objetivo deste relatório é fornecer uma análise completa do código-fonte do componente, incluindo uma revisão dos métodos, resultados e uma conclusão geral sobre sua funcionalidade e importância.</text:p>
      <text:p text:style-name="P2"><text:span text:style-name="Strong_20_Emphasis"><text:span text:style-name="T1">Métodos:</text:span></text:span></text:p>
      <text:p text:style-name="P2">O componente "App" utiliza diversos métodos e bibliotecas para alcançar sua funcionalidade. Aqui estão os principais métodos e bibliotecas utilizados:</text:p>
      <text:list text:style-name="L1">
        <text:list-item>
          <text:p text:style-name="P3"><text:span text:style-name="Strong_20_Emphasis"><text:span text:style-name="T1">useAuthentication:</text:span></text:span></text:p>
          <text:list>
            <text:list-item>
              <text:p text:style-name="P4">O hook <text:span text:style-name="Source_20_Text"><text:span text:style-name="T1">useAuthentication</text:span></text:span> é usado para gerenciar a autenticação do usuário. Ele fornece informações sobre o estado de autenticação, incluindo o usuário atualmente autenticado.</text:p>
            </text:list-item>
          </text:list>
        </text:list-item>
        <text:list-item>
          <text:p text:style-name="P3"><text:span text:style-name="Strong_20_Emphasis"><text:span text:style-name="T1">onAuthStateChanged:</text:span></text:span></text:p>
          <text:list>
            <text:list-item>
              <text:p text:style-name="P4">O método <text:span text:style-name="Source_20_Text"><text:span text:style-name="T1">onAuthStateChanged</text:span></text:span> é parte da biblioteca Firebase e é usado para rastrear alterações no estado de autenticação do usuário.</text:p>
            </text:list-item>
          </text:list>
        </text:list-item>
        <text:list-item>
          <text:p text:style-name="P3"><text:span text:style-name="Strong_20_Emphasis"><text:span text:style-name="T1">BrowserRouter:</text:span></text:span></text:p>
          <text:list>
            <text:list-item>
              <text:p text:style-name="P4">O componente <text:span text:style-name="Source_20_Text"><text:span text:style-name="T1">BrowserRouter</text:span></text:span> faz parte da biblioteca "react-router-dom" e fornece funcionalidade de roteamento para a aplicação.</text:p>
            </text:list-item>
          </text:list>
        </text:list-item>
        <text:list-item>
          <text:p text:style-name="P3"><text:span text:style-name="Strong_20_Emphasis"><text:span text:style-name="T1">Routes e Route:</text:span></text:span></text:p>
          <text:list>
            <text:list-item>
              <text:p text:style-name="P4">Os componentes <text:span text:style-name="Source_20_Text"><text:span text:style-name="T1">Routes</text:span></text:span> e <text:span text:style-name="Source_20_Text"><text:span text:style-name="T1">Route</text:span></text:span> também fazem parte da biblioteca "react-router-dom" e são usados para definir as rotas e mapear URLs para os componentes a serem renderizados.</text:p>
            </text:list-item>
          </text:list>
        </text:list-item>
        <text:list-item>
          <text:p text:style-name="P3"><text:span text:style-name="Strong_20_Emphasis"><text:span text:style-name="T1">AuthProvider:</text:span></text:span></text:p>
          <text:list>
            <text:list-item>
              <text:p text:style-name="P3">O componente <text:span text:style-name="Source_20_Text"><text:span text:style-name="T1">AuthProvider</text:span></text:span> faz parte do contexto "AuthContext" e é usado para fornecer informações sobre a autenticação do usuário a componentes aninhados.</text:p>
            </text:list-item>
          </text:list>
        </text:list-item>
      </text:list>
      <text:p text:style-name="P2"><text:span text:style-name="Strong_20_Emphasis"><text:span text:style-name="T1">Resultados:</text:span></text:span></text:p>
      <text:p text:style-name="P2">O componente "App" tem um papel central na configuração da aplicação e define as seguintes funcionalidades:</text:p>
      <text:list text:style-name="L2">
        <text:list-item>
          <text:p text:style-name="P5"><text:span text:style-name="Strong_20_Emphasis"><text:span text:style-name="T1">Configuração de Rotas:</text:span></text:span></text:p>
          <text:list>
            <text:list-item>
              <text:p text:style-name="P6">Utiliza o componente <text:span text:style-name="Source_20_Text"><text:span text:style-name="T1">BrowserRouter</text:span></text:span> para configurar as rotas da aplicação, definindo como diferentes URLs são mapeadas para os componentes.</text:p>
            </text:list-item>
          </text:list>
        </text:list-item>
        <text:list-item>
          <text:p text:style-name="P5"><text:soft-page-break/><text:span text:style-name="Strong_20_Emphasis"><text:span text:style-name="T1">Gestão de Autenticação:</text:span></text:span></text:p>
          <text:list>
            <text:list-item>
              <text:p text:style-name="P6">Utiliza o hook <text:span text:style-name="Source_20_Text"><text:span text:style-name="T1">useAuthentication</text:span></text:span> e o método <text:span text:style-name="Source_20_Text"><text:span text:style-name="T1">onAuthStateChanged</text:span></text:span> para gerenciar a autenticação do usuário. Isso permite que a aplicação saiba se um usuário está autenticado e fornece essa informação por meio do contexto "AuthContext".</text:p>
            </text:list-item>
          </text:list>
        </text:list-item>
        <text:list-item>
          <text:p text:style-name="P5"><text:span text:style-name="Strong_20_Emphasis"><text:span text:style-name="T1">Renderização de Páginas:</text:span></text:span></text:p>
          <text:list>
            <text:list-item>
              <text:p text:style-name="P6">Com base nas rotas definidas, o componente "App" renderiza diferentes páginas, incluindo a página inicial, páginas de detalhes de postagem, página de criação de postagem, página de pesquisa, página de login, página de registro, página de painel de controle do usuário, etc.</text:p>
            </text:list-item>
          </text:list>
        </text:list-item>
        <text:list-item>
          <text:p text:style-name="P5"><text:span text:style-name="Strong_20_Emphasis"><text:span text:style-name="T1">Controle de Acesso:</text:span></text:span></text:p>
          <text:list>
            <text:list-item>
              <text:p text:style-name="P5">Controla o acesso a determinadas páginas com base na autenticação do usuário. Por exemplo, permite que apenas usuários autenticados acessem a página de criação de postagem ou o painel de controle.</text:p>
            </text:list-item>
          </text:list>
        </text:list-item>
      </text:list>
      <text:p text:style-name="P2"><text:span text:style-name="Strong_20_Emphasis"><text:span text:style-name="T1">Conclusão:</text:span></text:span></text:p>
      <text:p text:style-name="P2">O componente "App" é essencial para a configuração e funcionalidade geral da aplicação React. Ele lida com roteamento, gerenciamento de autenticação e garante que as páginas apropriadas sejam renderizadas com base nas URLs e no estado de autenticação do usuário. Portanto, a análise destaca a importância deste componente como ponto de entrada para a aplicação e seu papel fundamental na experiência do usuário.</text:p>
      <text:p text:style-name="P1"/>
      <text:p text:style-name="P1"/>
      <text:p text:style-name="P1"/>
      <text:p text:style-name="P2">A classe CSS <text:span text:style-name="Source_20_Text"><text:span text:style-name="T1">.container</text:span></text:span> é usada para estilizar um elemento no seu aplicativo React. Aqui estão algumas observações sobre as propriedades definidas no código CSS:</text:p>
      <text:list text:style-name="L3">
        <text:list-item>
          <text:p text:style-name="P7"><text:span text:style-name="Source_20_Text"><text:span text:style-name="T1">min-height</text:span></text:span>: Isso define a altura mínima do elemento com a classe <text:span text:style-name="Source_20_Text"><text:span text:style-name="T1">.container</text:span></text:span> como 60% da altura da viewport (altura da janela do navegador). Esta regra garante que o elemento tenha pelo menos 60% da altura da viewport, independentemente do conteúdo que ele contém. Isso pode ser útil para garantir que o conteúdo tenha espaço suficiente para ser exibido na tela.</text:p>
        </text:list-item>
        <text:list-item>
          <text:p text:style-name="P7"><text:span text:style-name="Source_20_Text"><text:span text:style-name="T1">margin-bottom</text:span></text:span>: Isso define uma margem inferior de 5 em (unidades arbitrárias) para o elemento com a classe <text:span text:style-name="Source_20_Text"><text:span text:style-name="T1">.container</text:span></text:span>. A margem inferior cria um espaço em branco entre o elemento e os elementos abaixo dele na página. Isso pode ser útil para controlar o espaçamento entre os elementos na página.</text:p>
        </text:list-item>
      </text:list>
      <text:p text:style-name="P2">Essas regras de estilo podem ser aplicadas a qualquer elemento com a classe <text:span text:style-name="Source_20_Text"><text:span text:style-name="T1">.container</text:span></text:span> em seu aplicativo React para controlar sua altura mínima e margem inferior. O valor exato dessas propriedades (60vh e 5em) pode ser ajustado conforme necessário, dependendo dos requisitos de design do seu aplicativo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48:53.351000000</meta:creation-date>
    <dc:date>2023-11-06T06:50:53.113000000</dc:date>
    <meta:editing-duration>PT2M</meta:editing-duration>
    <meta:editing-cycles>1</meta:editing-cycles>
    <meta:document-statistic meta:table-count="0" meta:image-count="0" meta:object-count="0" meta:page-count="3" meta:paragraph-count="31" meta:word-count="634" meta:character-count="4128" meta:non-whitespace-character-count="3545"/>
    <meta:generator>LibreOffice/7.5.2.2$Windows_X86_64 LibreOffice_project/53bb9681a964705cf672590721dbc85eb4d0c3a2</meta:generator>
  </office:meta>
</office:document-meta>
</file>